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018468"/>
    </style:style>
    <style:style style:name="P2" style:family="paragraph" style:parent-style-name="Standard" style:list-style-name="L1">
      <style:text-properties officeooo:paragraph-rsid="000414d3"/>
    </style:style>
    <style:style style:name="P3" style:family="paragraph" style:parent-style-name="Standard" style:list-style-name="L1">
      <style:text-properties officeooo:paragraph-rsid="000559e0"/>
    </style:style>
    <style:style style:name="P4" style:family="paragraph" style:parent-style-name="Standard" style:list-style-name="L1">
      <style:text-properties officeooo:paragraph-rsid="0005b1f8"/>
    </style:style>
    <style:style style:name="P5" style:family="paragraph" style:parent-style-name="Standard" style:list-style-name="L1">
      <style:text-properties officeooo:paragraph-rsid="0005c80f"/>
    </style:style>
    <style:style style:name="P6" style:family="paragraph" style:parent-style-name="Standard" style:list-style-name="L1">
      <style:text-properties officeooo:paragraph-rsid="00083737"/>
    </style:style>
    <style:style style:name="P7" style:family="paragraph" style:parent-style-name="Standard" style:list-style-name="L1">
      <style:text-properties officeooo:paragraph-rsid="000d541c"/>
    </style:style>
    <style:style style:name="P8" style:family="paragraph" style:parent-style-name="Standard" style:list-style-name="L1">
      <style:text-properties officeooo:paragraph-rsid="000eef96"/>
    </style:style>
    <style:style style:name="P9" style:family="paragraph" style:parent-style-name="Standard" style:list-style-name="L1">
      <style:text-properties officeooo:paragraph-rsid="000fefea"/>
    </style:style>
    <style:style style:name="P10" style:family="paragraph" style:parent-style-name="Standard" style:list-style-name="L1">
      <style:text-properties officeooo:rsid="00018468" officeooo:paragraph-rsid="00018468"/>
    </style:style>
    <style:style style:name="P11" style:family="paragraph" style:parent-style-name="Standard" style:list-style-name="L2">
      <style:text-properties officeooo:rsid="00018468" officeooo:paragraph-rsid="00018468"/>
    </style:style>
    <style:style style:name="P12" style:family="paragraph" style:parent-style-name="Standard" style:list-style-name="L2">
      <style:text-properties officeooo:rsid="000414d3" officeooo:paragraph-rsid="000414d3"/>
    </style:style>
    <style:style style:name="P13" style:family="paragraph" style:parent-style-name="Standard" style:list-style-name="L1">
      <style:text-properties officeooo:rsid="000559e0" officeooo:paragraph-rsid="000559e0"/>
    </style:style>
    <style:style style:name="P14" style:family="paragraph" style:parent-style-name="Standard" style:list-style-name="L1">
      <style:text-properties fo:font-weight="bold" officeooo:rsid="00018468" officeooo:paragraph-rsid="00018468" style:font-weight-asian="bold" style:font-weight-complex="bold"/>
    </style:style>
    <style:style style:name="P15" style:family="paragraph" style:parent-style-name="Standard" style:list-style-name="L1">
      <style:text-properties officeooo:rsid="0005b1f8" officeooo:paragraph-rsid="0005b1f8"/>
    </style:style>
    <style:style style:name="P16" style:family="paragraph" style:parent-style-name="Standard" style:list-style-name="L1">
      <style:text-properties officeooo:rsid="0005b1f8" officeooo:paragraph-rsid="0005c80f"/>
    </style:style>
    <style:style style:name="P17" style:family="paragraph" style:parent-style-name="Standard" style:list-style-name="L1">
      <style:text-properties officeooo:rsid="0005c80f" officeooo:paragraph-rsid="0005c80f"/>
    </style:style>
    <style:style style:name="P18" style:family="paragraph" style:parent-style-name="Standard" style:list-style-name="L1">
      <style:text-properties officeooo:rsid="0006472d" officeooo:paragraph-rsid="0006472d"/>
    </style:style>
    <style:style style:name="P19" style:family="paragraph" style:parent-style-name="Standard" style:list-style-name="L1">
      <style:text-properties officeooo:rsid="00083737" officeooo:paragraph-rsid="00083737"/>
    </style:style>
    <style:style style:name="P20" style:family="paragraph" style:parent-style-name="Standard" style:list-style-name="L1">
      <style:text-properties officeooo:rsid="00083737" officeooo:paragraph-rsid="000aefe1"/>
    </style:style>
    <style:style style:name="P21" style:family="paragraph" style:parent-style-name="Standard" style:list-style-name="L1">
      <style:text-properties officeooo:rsid="000ce887" officeooo:paragraph-rsid="000ce887"/>
    </style:style>
    <style:style style:name="P22" style:family="paragraph" style:parent-style-name="Standard" style:list-style-name="L1">
      <style:text-properties officeooo:rsid="000ce887" officeooo:paragraph-rsid="000d541c"/>
    </style:style>
    <style:style style:name="P23" style:family="paragraph" style:parent-style-name="Standard" style:list-style-name="L1">
      <style:text-properties officeooo:rsid="00119b10" officeooo:paragraph-rsid="00119b10"/>
    </style:style>
    <style:style style:name="T1" style:family="text">
      <style:text-properties officeooo:rsid="00018468"/>
    </style:style>
    <style:style style:name="T2" style:family="text">
      <style:text-properties officeooo:rsid="000414d3"/>
    </style:style>
    <style:style style:name="T3" style:family="text">
      <style:text-properties officeooo:rsid="000559e0"/>
    </style:style>
    <style:style style:name="T4" style:family="text">
      <style:text-properties officeooo:rsid="0005b1f8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fefea" style:font-weight-asian="bold" style:font-weight-complex="bold"/>
    </style:style>
    <style:style style:name="T7" style:family="text">
      <style:text-properties officeooo:rsid="0005c80f"/>
    </style:style>
    <style:style style:name="T8" style:family="text">
      <style:text-properties officeooo:rsid="0006472d"/>
    </style:style>
    <style:style style:name="T9" style:family="text">
      <style:text-properties officeooo:rsid="00083737"/>
    </style:style>
    <style:style style:name="T10" style:family="text">
      <style:text-properties officeooo:rsid="00095d44"/>
    </style:style>
    <style:style style:name="T11" style:family="text">
      <style:text-properties officeooo:rsid="000a6d5c"/>
    </style:style>
    <style:style style:name="T12" style:family="text">
      <style:text-properties officeooo:rsid="000d541c"/>
    </style:style>
    <style:style style:name="T13" style:family="text">
      <style:text-properties officeooo:rsid="000d5b50"/>
    </style:style>
    <style:style style:name="T14" style:family="text">
      <style:text-properties officeooo:rsid="000db585"/>
    </style:style>
    <style:style style:name="T15" style:family="text">
      <style:text-properties officeooo:rsid="000eef96"/>
    </style:style>
    <style:style style:name="T16" style:family="text">
      <style:text-properties officeooo:rsid="000f6e1b"/>
    </style:style>
    <style:style style:name="T17" style:family="text">
      <style:text-properties officeooo:rsid="000fefe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497554159" text:style-name="L1">
        <text:list-item>
          <text:p text:style-name="P14">Accept:</text:p>
          <text:list>
            <text:list-item>
              <text:p text:style-name="P1"><text:span text:style-name="T1">Usually follows: </text:span>suggest, offer, expressRegret, informIntent or direct.</text:p>
            </text:list-item>
            <text:list-item>
              <text:p text:style-name="P1"><text:span text:style-name="T1">Can also be follow: </text:span>hold.</text:p>
            </text:list-item>
            <text:list-item>
              <text:p text:style-name="P10">Acceptance of an offer may also look like a request or a direct in some other context.</text:p>
            </text:list-item>
            <text:list-item>
              <text:p text:style-name="P10">Example: </text:p>
            </text:list-item>
          </text:list>
        </text:list-item>
      </text:list>
      <text:list xml:id="list4210311880" text:style-name="L2">
        <text:list-item>
          <text:list>
            <text:list-item>
              <text:list>
                <text:list-item>
                  <text:p text:style-name="P11">Sure.</text:p>
                </text:list-item>
                <text:list-item>
                  <text:p text:style-name="P11">Certainly.</text:p>
                </text:list-item>
                <text:list-item>
                  <text:p text:style-name="P11">Yes please. </text:p>
                </text:list-item>
                <text:list-item>
                  <text:p text:style-name="P11">Would you mind? </text:p>
                </text:list-item>
                <text:list-item>
                  <text:p text:style-name="P12">That’s alright.</text:p>
                </text:list-item>
              </text:list>
            </text:list-item>
          </text:list>
        </text:list-item>
      </text:list>
      <text:list xml:id="list144014428782509" text:continue-list="list3497554159" text:style-name="L1">
        <text:list-item>
          <text:list>
            <text:list-item>
              <text:p text:style-name="P10">If the preceding to points 3 and 4 is a reqDirect – then they would be interpreted as direct.</text:p>
            </text:list-item>
            <text:list-item>
              <text:p text:style-name="P10">Negative of accept = refuse.</text:p>
            </text:list-item>
            <text:list-item>
              <text:p text:style-name="P2"><text:span text:style-name="T2">A </text:span>minimising obligation <text:span text:style-name="T2">followed by an apology (expressRegret) is also accept point 5.</text:span></text:p>
            </text:list-item>
            <text:list-item>
              <text:p text:style-name="P13">If point 5 is preceded by a thanks, then it is considered as an acknowledgment (ackn).</text:p>
            </text:list-item>
            <text:list-item>
              <text:p text:style-name="P13">Accept is also occasionally used for agreement after inform, because ackn is too weak a response in such a case.</text:p>
            </text:list-item>
            <text:list-item>
              <text:p text:style-name="P3"><text:span text:style-name="T3">After refuse, accept may follow as a </text:span>minimising utterance:</text:p>
              <text:list>
                <text:list-item>
                  <text:p text:style-name="P3">Shall I put you through to directories? </text:p>
                </text:list-item>
                <text:list-item>
                  <text:p text:style-name="P13">“No. (refuse)</text:p>
                </text:list-item>
                <text:list-item>
                  <text:p text:style-name="P13">“It doesn’t matter. (accept)</text:p>
                </text:list-item>
              </text:list>
            </text:list-item>
          </text:list>
        </text:list-item>
        <text:list-item>
          <text:p text:style-name="P15"><text:span text:style-name="T5">Acknowledge</text:span>:</text:p>
          <text:list>
            <text:list-item>
              <text:p text:style-name="P4"><text:span text:style-name="T4">A </text:span>casual positive response.</text:p>
            </text:list-item>
            <text:list-item>
              <text:p text:style-name="P4"><text:span text:style-name="T4">Follows a </text:span>declarative C-unit, or to a fragment C-unit which is perceived to have a declarative/informative/assertive intent.</text:p>
            </text:list-item>
            <text:list-item>
              <text:p text:style-name="P15">A weaker equivalent of accept.</text:p>
              <text:list>
                <text:list-item>
                  <text:p text:style-name="P15">Yeah.</text:p>
                </text:list-item>
                <text:list-item>
                  <text:p text:style-name="P15">Yes.</text:p>
                </text:list-item>
                <text:list-item>
                  <text:p text:style-name="P15">Okay.</text:p>
                </text:list-item>
                <text:list-item>
                  <text:p text:style-name="P15">Right.</text:p>
                </text:list-item>
              </text:list>
            </text:list-item>
            <text:list-item>
              <text:p text:style-name="P4"><text:span text:style-name="T4">After confirm, a </text:span>minimal response <text:span text:style-name="T4">is a ackn, rather than an answer.</text:span></text:p>
            </text:list-item>
            <text:list-item>
              <text:p text:style-name="P15">Ackn can also be a negative response, such as:</text:p>
              <text:list>
                <text:list-item>
                  <text:p text:style-name="P15">Did anything happen?</text:p>
                </text:list-item>
                <text:list-item>
                  <text:p text:style-name="P15">“No.</text:p>
                </text:list-item>
              </text:list>
            </text:list-item>
            <text:list-item>
              <text:p text:style-name="P15">Response to a thankyou that is a minimizing expression can also be ackn (while usually its accept).</text:p>
              <text:list>
                <text:list-item>
                  <text:p text:style-name="P15">You’re welcome.</text:p>
                </text:list-item>
                <text:list-item>
                  <text:p text:style-name="P15">It’s okay.</text:p>
                </text:list-item>
              </text:list>
            </text:list-item>
          </text:list>
        </text:list-item>
        <text:list-item>
          <text:p text:style-name="P15"><text:span text:style-name="T5">Answer</text:span>:</text:p>
          <text:list>
            <text:list-item>
              <text:p text:style-name="P15">A positive, negative, or other more contentful response to a question (informIntent or request).</text:p>
              <text:list>
                <text:list-item>
                  <text:p text:style-name="P15">Do you have a railcard? “Yeah/No. </text:p>
                </text:list-item>
                <text:list-item>
                  <text:p text:style-name="P15">When does it arrive? “At 17.30.</text:p>
                </text:list-item>
              </text:list>
            </text:list-item>
            <text:list-item>
              <text:p text:style-name="P4">YEAH, YES, OKAY, RIGHT: These response forms can count as an accept, acknowledge or answer.</text:p>
            </text:list-item>
            <text:list-item>
              <text:p text:style-name="P4"><text:span text:style-name="T4"><text:s/>In broad terms,</text:span></text:p>
              <text:list>
                <text:list-item>
                  <text:p text:style-name="P4">answer is used as an answer to a question.</text:p>
                </text:list-item>
                <text:list-item>
                  <text:p text:style-name="P4">acknowledge is used as a backchannel responding to a declarative (statement).</text:p>
                </text:list-item>
                <text:list-item>
                  <text:p text:style-name="P4"><text:span text:style-name="T4">a</text:span>ccept is used where neither acknowledge nor answer seems appropriate.</text:p>
                </text:list-item>
              </text:list>
            </text:list-item>
            <text:list-item>
              <text:p text:style-name="P15">If the response to a question is not a direct answer, we use inform:</text:p>
              <text:list>
                <text:list-item>
                  <text:p text:style-name="P16"><text:soft-page-break/>What’s the time? “I don’t know. </text:p>
                </text:list-item>
                <text:list-item>
                  <text:p text:style-name="P16">What town’s the code 01494 for? “Ah, you’ll have to ask <text:span text:style-name="T7">Inquiries</text:span> for that.</text:p>
                </text:list-item>
                <text:list-item>
                  <text:p text:style-name="P16">For which journey do you wish to purchase a ticket? “Well, I’ve got a problem.</text:p>
                </text:list-item>
              </text:list>
            </text:list-item>
            <text:list-item>
              <text:p text:style-name="P17">An indirect response to a yes-no question is labeled as answer:</text:p>
              <text:list>
                <text:list-item>
                  <text:p text:style-name="P17">Is that Southampton? “Portsmouth. (equal to No.)</text:p>
                </text:list-item>
                <text:list-item>
                  <text:p text:style-name="P17">Are you leaving soon? “In half an hour (equal to Yes.)</text:p>
                </text:list-item>
              </text:list>
            </text:list-item>
          </text:list>
        </text:list-item>
        <text:list-item>
          <text:p text:style-name="P17"><text:span text:style-name="T5">Answer-Elab</text:span>:</text:p>
          <text:list>
            <text:list-item>
              <text:p text:style-name="P17">An elaboration of an answer.</text:p>
            </text:list-item>
            <text:list-item>
              <text:p text:style-name="P17">Can follow an answer.</text:p>
              <text:list>
                <text:list-item>
                  <text:p text:style-name="P17">Yes, a debit card. (answer = yes, answer-elab = a debit card.)</text:p>
                </text:list-item>
                <text:list-item>
                  <text:p text:style-name="P17">No, I don’t. (answer = no, answer-elab = I don’t.)</text:p>
                </text:list-item>
                <text:list-item>
                  <text:p text:style-name="P5"><text:span text:style-name="T8">I do, yes. (answer = I do, answer-elab = yes.)</text:span></text:p>
                </text:list-item>
              </text:list>
            </text:list-item>
            <text:list-item>
              <text:p text:style-name="P18">It may be followed for several utterances, for example:</text:p>
              <text:list>
                <text:list-item>
                  <text:p text:style-name="P18">What’s your credit card number? </text:p>
                </text:list-item>
                <text:list-item>
                  <text:p text:style-name="P18">“2154 (=answer) </text:p>
                </text:list-item>
                <text:list-item>
                  <text:p text:style-name="P18">2154 (=echo) </text:p>
                </text:list-item>
                <text:list-item>
                  <text:p text:style-name="P18">“7938 (=answer-elab) </text:p>
                </text:list-item>
                <text:list-item>
                  <text:p text:style-name="P18">7938.... (=echo) </text:p>
                </text:list-item>
              </text:list>
            </text:list-item>
            <text:list-item>
              <text:p text:style-name="P18">It is equivalent to the high-level category inform.</text:p>
            </text:list-item>
          </text:list>
        </text:list-item>
        <text:list-item>
          <text:p text:style-name="P19"><text:span text:style-name="T5">Appreciate</text:span>:</text:p>
          <text:list>
            <text:list-item>
              <text:p text:style-name="P19"><text:span text:style-name="T10">These are </text:span>short, somewhat formulaic C-units.</text:p>
            </text:list-item>
            <text:list-item>
              <text:p text:style-name="P6"><text:span text:style-name="T9">Appreciate follows a previous turn which indicats something from which speaker x is perceived to benefit. </text:span></text:p>
              <text:list>
                <text:list-item>
                  <text:p text:style-name="P6">(That’s) great / wonderful / lovely / marvellous.</text:p>
                </text:list-item>
              </text:list>
            </text:list-item>
            <text:list-item>
              <text:p text:style-name="P19"><text:span text:style-name="T10">Often </text:span>accompanies other short speech acts such as acknowledge or thank.</text:p>
              <text:list>
                <text:list-item>
                  <text:p text:style-name="P20">Okay, that’s lovely. </text:p>
                </text:list-item>
                <text:list-item>
                  <text:p text:style-name="P20">Thanks, that’s marvellous. </text:p>
                </text:list-item>
              </text:list>
            </text:list-item>
            <text:list-item>
              <text:p text:style-name="P19"><text:span text:style-name="T11">S</text:span>ometimes <text:span text:style-name="T11">it is</text:span> bifunctional in fulfilling the role of an acknowledgement while also expressing appreciation. <text:span text:style-name="T11">Which is where we use appreciate over ackn.</text:span></text:p>
              <text:list>
                <text:list-item>
                  <text:p text:style-name="P19">Okay, that’s booked for you. “Wonderful. </text:p>
                </text:list-item>
              </text:list>
            </text:list-item>
          </text:list>
        </text:list-item>
        <text:list-item>
          <text:p text:style-name="P21"><text:span text:style-name="T5">Bye</text:span>:</text:p>
          <text:list>
            <text:list-item>
              <text:p text:style-name="P21">Saying farewell at the end of the dialogue.</text:p>
              <text:list>
                <text:list-item>
                  <text:p text:style-name="P21">Bye.</text:p>
                </text:list-item>
                <text:list-item>
                  <text:p text:style-name="P21">Okay then.</text:p>
                </text:list-item>
                <text:list-item>
                  <text:p text:style-name="P21">Bye bye.</text:p>
                </text:list-item>
              </text:list>
            </text:list-item>
          </text:list>
        </text:list-item>
        <text:list-item>
          <text:p text:style-name="P21"><text:span text:style-name="T5">Complete</text:span>:</text:p>
          <text:list>
            <text:list-item>
              <text:p text:style-name="P21">Complete an utterance started by speaker.</text:p>
            </text:list-item>
            <text:list-item>
              <text:p text:style-name="P21">May be said in a questioning or declarative manner, but this does not affect the way the C-unit is labelled.</text:p>
              <text:list>
                <text:list-item>
                  <text:p text:style-name="P22">third of Oc... “October <text:span text:style-name="T12">(=complete)</text:span></text:p>
                </text:list-item>
              </text:list>
            </text:list-item>
            <text:list-item>
              <text:p text:style-name="P7">The preceding <text:span text:style-name="T12">incomplete</text:span> turn should be labelled in the way which would have been appropriate if the speaker had completed it him/herself.</text:p>
            </text:list-item>
            <text:list-item>
              <text:p text:style-name="P7">Very occasionally there is a conventionalized interrogative use of an incomplete statement. For example: </text:p>
              <text:list>
                <text:list-item>
                  <text:p text:style-name="P7">And your address is? (=reqInfo) </text:p>
                </text:list-item>
                <text:list-item>
                  <text:p text:style-name="P7">“Ninety-nine Pemberley Avenue, Milton Keynes (=answ)</text:p>
                </text:list-item>
              </text:list>
            </text:list-item>
            <text:list-item>
              <text:p text:style-name="P7">This could be analysed as a sequence of an incomplete utterance followed by a complete, but the interrogative function is so conventionalized that the first C-unit is not felt to be incomplete. </text:p>
            </text:list-item>
          </text:list>
        </text:list-item>
        <text:list-item>
          <text:p text:style-name="P7"><text:soft-page-break/><text:span text:style-name="T5">Confirm</text:span>:</text:p>
          <text:list>
            <text:list-item>
              <text:p text:style-name="P7"><text:span text:style-name="T13">R</text:span>epeat and/or summari<text:span text:style-name="T13">ze</text:span> some information that has been previously discussed.</text:p>
            </text:list-item>
            <text:list-item>
              <text:p text:style-name="P7"><text:span text:style-name="T13">U</text:span>nlike echoes, <text:span text:style-name="T13">it</text:span> is not an absolute verbatim repetition of what has been said before.</text:p>
            </text:list-item>
            <text:list-item>
              <text:p text:style-name="P7">More than one confirm may occur in a sequence, where the summary consists of a sequence of C-units.</text:p>
            </text:list-item>
            <text:list-item>
              <text:p text:style-name="P7"><text:span text:style-name="T14">It</text:span> is not used to label another kind of utterance which in ordinary parlance might be said to “seek confirmation” – for example, when speaker x asks speaker y to repeat information already given. </text:p>
              <text:list>
                <text:list-item>
                  <text:p text:style-name="P8">Third of October. </text:p>
                </text:list-item>
                <text:list-item>
                  <text:p text:style-name="P8">“Saturday <text:span text:style-name="T15">(=confirm) – Adds retrievable information about date from Calendar (it is not inform).</text:span> </text:p>
                </text:list-item>
                <text:list-item>
                  <text:p text:style-name="P8">You’re coming next week are you? <text:span text:style-name="T15">(=reqInfo) – this will be followed by an answer – not confirm.</text:span></text:p>
                </text:list-item>
              </text:list>
            </text:list-item>
            <text:list-item>
              <text:p text:style-name="P8">Confirms are poised between ‘initiating’ and ‘responding’ speech acts.</text:p>
            </text:list-item>
            <text:list-item>
              <text:p text:style-name="P8"><text:span text:style-name="T16">T</text:span>hey both confirm and by implication, seek confirmation from the interlocutor. The interlocutor’s response, by the way, is classed as an acknowledge (not an answer). </text:p>
            </text:list-item>
          </text:list>
        </text:list-item>
        <text:list-item>
          <text:p text:style-name="P8"><text:span text:style-name="T5">Correct</text:span>:</text:p>
          <text:list>
            <text:list-item>
              <text:p text:style-name="P8"><text:span text:style-name="T17">A</text:span> ‘correct misspeaking’ speech act.</text:p>
              <text:list>
                <text:list-item>
                  <text:p text:style-name="P9">And you’re taking the 12.35 to Birmingham International (=confirm) </text:p>
                </text:list-item>
                <text:list-item>
                  <text:p text:style-name="P9">Birmingham New Street. (=correct) </text:p>
                </text:list-item>
                <text:list-item>
                  <text:p text:style-name="P9">Sorry, Birmingham New Street. (=correctSelf)</text:p>
                </text:list-item>
              </text:list>
            </text:list-item>
          </text:list>
        </text:list-item>
        <text:list-item>
          <text:p text:style-name="P9"><text:span text:style-name="T6">CorrectSelf</text:span><text:span text:style-name="T17">:</text:span></text:p>
          <text:list>
            <text:list-item>
              <text:p text:style-name="P9"><text:span text:style-name="T17">The </text:span>addition of a ‘repair’ within an existing C-unit. </text:p>
            </text:list-item>
            <text:list-item>
              <text:p text:style-name="P9"><text:span text:style-name="T17">It </text:span>may occur as a new C-unit in the same turn as the error: e.g. </text:p>
              <text:list>
                <text:list-item>
                  <text:p text:style-name="P9">I want to go to Birmingham International <text:span text:style-name="T17">&lt;pause/&gt;</text:span> Sorry, Birmingham New Street. </text:p>
                </text:list-item>
              </text:list>
            </text:list-item>
          </text:list>
        </text:list-item>
        <text:list-item>
          <text:p text:style-name="P23"><text:span text:style-name="T5">Direct</text:span>:</text:p>
          <text:list>
            <text:list-item>
              <text:p text:style-name="P23"/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0.4$Windows_X86_64 LibreOffice_project/057fc023c990d676a43019934386b85b21a9ee99</meta:generator>
    <dc:date>2019-09-27T14:40:12.191000000</dc:date>
    <meta:editing-duration>PT3H13M28S</meta:editing-duration>
    <meta:editing-cycles>14</meta:editing-cycles>
    <meta:document-statistic meta:table-count="0" meta:image-count="0" meta:object-count="0" meta:page-count="3" meta:paragraph-count="107" meta:word-count="951" meta:character-count="5315" meta:non-whitespace-character-count="4544"/>
  </office:meta>
</office:document-meta>
</file>